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30000013F1679A9435EE9592C.png" manifest:media-type="image/png"/>
  <manifest:file-entry manifest:full-path="Pictures/10000000000003220000008B950DCD46F2A1C3AC.png" manifest:media-type="image/png"/>
  <manifest:file-entry manifest:full-path="Pictures/10000000000003370000010AF7895BFFE6D91FBE.png" manifest:media-type="image/png"/>
  <manifest:file-entry manifest:full-path="Pictures/10000000000003300000007C311143BFEFBDB037.png" manifest:media-type="image/png"/>
  <manifest:file-entry manifest:full-path="Pictures/1000000000000311000001B4C6DB5DD00EA01F7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4.146cm" svg:height="2.452cm" draw:z-index="0"><draw:image xlink:href="Pictures/10000000000003220000008B950DCD46F2A1C3A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x="2.933cm" svg:y="0.437cm" svg:width="14.517cm" svg:height="4.692cm" draw:z-index="1"><draw:image xlink:href="Pictures/10000000000003370000010AF7895BFFE6D91FB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paragraph" svg:x="3.104cm" svg:y="0.379cm" svg:width="14.393cm" svg:height="2.187cm" draw:z-index="2"><draw:image xlink:href="Pictures/10000000000003300000007C311143BFEFBDB03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paragraph" svg:x="2.847cm" svg:y="0.288cm" svg:width="13.847cm" svg:height="7.691cm" draw:z-index="3"><draw:image xlink:href="Pictures/1000000000000311000001B4C6DB5DD00EA01F79.png" xlink:type="simple" xlink:show="embed" xlink:actuate="onLoad"/></draw:frame></text:p>
      <text:p text:style-name="Standard"/>
      <text:p text:style-name="Standard"/>
      <text:p text:style-name="Standard"><draw:frame draw:style-name="fr2" draw:name="Image5" text:anchor-type="paragraph" svg:x="2.789cm" svg:y="6.856cm" svg:width="13.882cm" svg:height="5.627cm" draw:z-index="4"><draw:image xlink:href="Pictures/10000000000003130000013F1679A9435EE9592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99cm" fo:margin-bottom="0.199cm" fo:margin-left="0.199cm" fo:margin-right="0.199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00:33:30.993000000</meta:creation-date>
    <dc:title>Entire page</dc:title>
    <meta:editing-duration>PT3M43S</meta:editing-duration>
    <meta:editing-cycles>2</meta:editing-cycles>
    <meta:generator>LibreOffice/5.0.5.2$Windows_x86 LibreOffice_project/55b006a02d247b5f7215fc6ea0fde844b30035b3</meta:generator>
    <dc:date>2016-11-02T00:37:12.500000000</dc:date>
    <meta:document-statistic meta:table-count="0" meta:image-count="5" meta:object-count="0" meta:page-count="1" meta:paragraph-count="0" meta:word-count="0" meta:character-count="0" meta:non-whitespace-character-count="0"/>
    <meta:template xlink:type="simple" xlink:actuate="onRequest" xlink:title="Entire page" xlink:href="../../../../AppData/Roaming/LibreOffice/4/user/template/Entire%20page.ott" meta:date="2016-11-02T00:33:29.850000000"/>
  </office:meta>
</office:document-meta>
</file>